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A00000320FC022647F216209C.png" manifest:media-type="image/png"/>
  <manifest:file-entry manifest:full-path="Pictures/100000000000051A0000032078F47C625B775C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82cm" svg:height="7.952cm" svg:x="1cm" svg:y="1cm">
          <draw:image xlink:href="Pictures/100000000000051A0000032078F47C625B775CAC.png" xlink:type="simple" xlink:show="embed" xlink:actuate="onLoad" draw:mime-type="image/png">
            <text:p/>
          </draw:image>
        </draw:frame>
        <draw:frame draw:style-name="gr1" draw:text-style-name="P1" draw:layer="layout" svg:width="12.982cm" svg:height="7.952cm" svg:x="13.958cm" svg:y="1cm">
          <draw:image xlink:href="Pictures/100000000000051A00000320FC022647F21620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12:10:07.542337192</meta:creation-date>
    <dc:date>2023-11-24T12:14:44.248882430</dc:date>
    <meta:editing-duration>PT4M37S</meta:editing-duration>
    <meta:editing-cycles>1</meta:editing-cycles>
    <meta:document-statistic meta:object-count="2"/>
    <meta:generator>LibreOffice/7.3.7.2$Linux_X86_64 LibreOffice_project/30$Build-2</meta:generator>
  </office:meta>
</office:document-meta>
</file>